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80000035F943175AC8B69A699.png" manifest:media-type="image/png"/>
  <manifest:file-entry manifest:full-path="Pictures/10000000000006780000035F8240F29D56B4C278.png" manifest:media-type="image/png"/>
  <manifest:file-entry manifest:full-path="Pictures/10000000000006780000035F128B2470BA0F8CFE.png" manifest:media-type="image/png"/>
  <manifest:file-entry manifest:full-path="Pictures/10000000000006780000035F9F55B45EBE7281DE.png" manifest:media-type="image/png"/>
  <manifest:file-entry manifest:full-path="Pictures/10000000000006780000035FF888F0CF628EF71A.png" manifest:media-type="image/png"/>
  <manifest:file-entry manifest:full-path="Pictures/10000000000006780000035FC11D143310525F18.png" manifest:media-type="image/png"/>
  <manifest:file-entry manifest:full-path="Pictures/10000000000006780000035F0E23C638E280FFDE.png" manifest:media-type="image/png"/>
  <manifest:file-entry manifest:full-path="Pictures/10000000000006780000035F4F7012C1D792C41B.png" manifest:media-type="image/png"/>
  <manifest:file-entry manifest:full-path="Pictures/10000000000006780000035F6A937916B7BF2F1D.png" manifest:media-type="image/png"/>
  <manifest:file-entry manifest:full-path="Pictures/10000000000006780000035F205930E29000F2F5.png" manifest:media-type="image/png"/>
  <manifest:file-entry manifest:full-path="Pictures/10000000000006780000035F146436489C928BA9.png" manifest:media-type="image/png"/>
  <manifest:file-entry manifest:full-path="Pictures/10000000000002180000013931E6BC9BD61822EA.png" manifest:media-type="image/png"/>
  <manifest:file-entry manifest:full-path="Pictures/10000000000006780000035F25D7C3B7E8F9B673.png" manifest:media-type="image/png"/>
  <manifest:file-entry manifest:full-path="Pictures/10000000000006780000035F439FB640AF297F5D.png" manifest:media-type="image/png"/>
  <manifest:file-entry manifest:full-path="Pictures/10000000000006780000035F2DC9B41AC6E47773.png" manifest:media-type="image/png"/>
  <manifest:file-entry manifest:full-path="Pictures/10000000000006780000035FAFB566CA6E2368DD.png" manifest:media-type="image/png"/>
  <manifest:file-entry manifest:full-path="Pictures/10000000000006780000035F55D674CC823D7B30.png" manifest:media-type="image/png"/>
  <manifest:file-entry manifest:full-path="Pictures/10000000000006780000035F851C661297F4952B.png" manifest:media-type="image/png"/>
  <manifest:file-entry manifest:full-path="Pictures/10000000000006780000035F73312EF6B2793960.png" manifest:media-type="image/png"/>
  <manifest:file-entry manifest:full-path="Pictures/10000000000006780000035F50CBE12755631D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text-position="0% 100%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text-style-name="P1" draw:layer="layout" svg:width="25.199cm" svg:height="3.506cm" svg:x="1.4cm" svg:y="0.837cm" presentation:class="title">
          <draw:text-box>
            <text:p>QMP25</text:p>
          </draw:text-box>
        </draw:frame>
        <draw:frame draw:style-name="gr1" draw:text-style-name="P2" draw:layer="layout" svg:width="11.147cm" svg:height="5.809cm" svg:x="1.974cm" svg:y="4.913cm" presentation:class="graphic">
          <draw:image xlink:href="Pictures/10000000000006780000035F25D7C3B7E8F9B673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4.913cm" presentation:class="graphic">
          <draw:image xlink:href="Pictures/10000000000002180000013931E6BC9BD61822EA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11.275cm">
          <draw:image xlink:href="Pictures/10000000000006780000035F205930E29000F2F5.png" xlink:type="simple" xlink:show="embed" xlink:actuate="onLoad">
            <text:p/>
          </draw:image>
        </draw:frame>
        <draw:frame draw:style-name="gr1" draw:text-style-name="P2" draw:layer="layout" svg:width="11.147cm" svg:height="5.809cm" svg:x="1.974cm" svg:y="11.275cm" presentation:class="graphic">
          <draw:image xlink:href="Pictures/10000000000006780000035F6A937916B7BF2F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presentation:style-name="pr3" draw:layer="layout" svg:width="25.199cm" svg:height="3.506cm" svg:x="1.4cm" svg:y="0.837cm" presentation:class="title">
          <draw:text-box>
            <text:p>QMP36</text:p>
          </draw:text-box>
        </draw:frame>
        <draw:frame draw:style-name="gr1" draw:text-style-name="P2" draw:layer="layout" svg:width="11.147cm" svg:height="5.809cm" svg:x="1.974cm" svg:y="4.913cm" presentation:class="graphic">
          <draw:image xlink:href="Pictures/10000000000006780000035F55D674CC823D7B30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4.913cm" presentation:class="graphic">
          <draw:image xlink:href="Pictures/10000000000006780000035F851C661297F4952B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11.275cm" presentation:class="graphic">
          <draw:image xlink:href="Pictures/10000000000006780000035F73312EF6B2793960.png" xlink:type="simple" xlink:show="embed" xlink:actuate="onLoad">
            <text:p/>
          </draw:image>
        </draw:frame>
        <draw:frame draw:style-name="gr1" draw:text-style-name="P2" draw:layer="layout" svg:width="11.147cm" svg:height="5.809cm" svg:x="1.974cm" svg:y="11.275cm" presentation:class="graphic">
          <draw:image xlink:href="Pictures/10000000000006780000035F50CBE12755631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8">
        <draw:frame presentation:style-name="pr3" draw:layer="layout" svg:width="25.199cm" svg:height="3.506cm" svg:x="1.4cm" svg:y="0.837cm" presentation:class="title">
          <draw:text-box>
            <text:p>QMP38</text:p>
          </draw:text-box>
        </draw:frame>
        <draw:frame draw:style-name="gr1" draw:text-style-name="P2" draw:layer="layout" svg:width="11.147cm" svg:height="5.809cm" svg:x="1.974cm" svg:y="4.913cm" presentation:class="graphic">
          <draw:image xlink:href="Pictures/10000000000006780000035F439FB640AF297F5D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4.913cm" presentation:class="graphic">
          <draw:image xlink:href="Pictures/10000000000006780000035F146436489C928BA9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11.275cm" presentation:class="graphic">
          <draw:image xlink:href="Pictures/10000000000006780000035F4F7012C1D792C41B.png" xlink:type="simple" xlink:show="embed" xlink:actuate="onLoad">
            <text:p/>
          </draw:image>
        </draw:frame>
        <draw:frame draw:style-name="gr1" draw:text-style-name="P2" draw:layer="layout" svg:width="11.147cm" svg:height="5.809cm" svg:x="1.974cm" svg:y="11.275cm" presentation:class="graphic">
          <draw:image xlink:href="Pictures/10000000000006780000035FAFB566CA6E236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presentation:style-name="pr3" draw:layer="layout" svg:width="25.199cm" svg:height="3.506cm" svg:x="1.4cm" svg:y="0.837cm" presentation:class="title" presentation:user-transformed="true">
          <draw:text-box>
            <text:p>STF9</text:p>
          </draw:text-box>
        </draw:frame>
        <draw:frame draw:style-name="gr1" draw:text-style-name="P2" draw:layer="layout" svg:width="11.147cm" svg:height="5.809cm" svg:x="1.974cm" svg:y="4.913cm" presentation:class="graphic">
          <draw:image xlink:href="Pictures/10000000000006780000035F2DC9B41AC6E47773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4.913cm" presentation:class="graphic">
          <draw:image xlink:href="Pictures/10000000000006780000035F0E23C638E280FFDE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11.275cm" presentation:class="graphic">
          <draw:image xlink:href="Pictures/10000000000006780000035FF888F0CF628EF71A.png" xlink:type="simple" xlink:show="embed" xlink:actuate="onLoad">
            <text:p/>
          </draw:image>
        </draw:frame>
        <draw:frame draw:style-name="gr1" draw:text-style-name="P2" draw:layer="layout" svg:width="11.147cm" svg:height="5.809cm" svg:x="1.974cm" svg:y="11.275cm" presentation:class="graphic">
          <draw:image xlink:href="Pictures/10000000000006780000035FC11D143310525F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presentation:style-name="pr3" draw:layer="layout" svg:width="25.199cm" svg:height="3.506cm" svg:x="1.4cm" svg:y="0.837cm" presentation:class="title">
          <draw:text-box>
            <text:p>STF99</text:p>
          </draw:text-box>
        </draw:frame>
        <draw:frame draw:style-name="gr1" draw:text-style-name="P2" draw:layer="layout" svg:width="11.147cm" svg:height="5.809cm" svg:x="1.974cm" svg:y="4.913cm" presentation:class="graphic">
          <draw:image xlink:href="Pictures/10000000000006780000035F9F55B45EBE7281DE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4.913cm" presentation:class="graphic">
          <draw:image xlink:href="Pictures/10000000000006780000035F128B2470BA0F8CFE.png" xlink:type="simple" xlink:show="embed" xlink:actuate="onLoad">
            <text:p/>
          </draw:image>
        </draw:frame>
        <draw:frame draw:style-name="gr1" draw:text-style-name="P2" draw:layer="layout" svg:width="11.147cm" svg:height="5.809cm" svg:x="14.887cm" svg:y="11.275cm" presentation:class="graphic">
          <draw:image xlink:href="Pictures/10000000000006780000035F8240F29D56B4C278.png" xlink:type="simple" xlink:show="embed" xlink:actuate="onLoad">
            <text:p/>
          </draw:image>
        </draw:frame>
        <draw:frame draw:style-name="gr1" draw:text-style-name="P2" draw:layer="layout" svg:width="11.147cm" svg:height="5.809cm" svg:x="1.974cm" svg:y="11.275cm" presentation:class="graphic">
          <draw:image xlink:href="Pictures/10000000000006780000035F943175AC8B69A6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4:09:32.525610131</meta:creation-date>
    <dc:date>2016-10-14T15:01:09.199980350</dc:date>
    <meta:editing-duration>PT11M15S</meta:editing-duration>
    <meta:editing-cycles>2</meta:editing-cycles>
    <meta:generator>LibreOffice/5.1.4.2$Linux_X86_64 LibreOffice_project/10m0$Build-2</meta:generator>
    <meta:document-statistic meta:object-count="56"/>
  </office:meta>
</office:document-meta>
</file>